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43567"/>
          <table:table-cell office:value-type="float" office:value="0.0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98915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50032"/>
          <table:table-cell office:value-type="float" office:value="0.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386593"/>
          <table:table-cell office:value-type="float" office:value="0.1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66626"/>
          <table:table-cell office:value-type="float" office:value="0.23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62718"/>
          <table:table-cell office:value-type="float" office:value="0.2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1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45591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61868"/>
          <table:table-cell office:value-type="float" office:value="0.1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07313"/>
          <table:table-cell office:value-type="float" office:value="0.1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47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21373"/>
          <table:table-cell office:value-type="float" office:value="0.12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77566"/>
          <table:table-cell office:value-type="float" office:value="0.1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3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01058"/>
          <table:table-cell office:value-type="float" office:value="0.2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34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43849"/>
          <table:table-cell office:value-type="float" office:value="0.0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76585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95577"/>
          <table:table-cell office:value-type="float" office:value="0.1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5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63183"/>
          <table:table-cell office:value-type="float" office:value="0.116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194.0"/>
          <table:table-cell office:value-type="float" office:value="6251.0"/>
          <table:table-cell office:value-type="float" office:value="18317.0"/>
          <table:table-cell office:value-type="float" office:value="99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6837"/>
          <table:table-cell office:value-type="float" office:value="1.75"/>
          <table:table-cell office:value-type="float" office:value="1.61"/>
          <table:table-cell office:value-type="float" office:value="90513.0"/>
          <table:table-cell office:value-type="float" office:value="0.0"/>
          <table:table-cell office:value-type="float" office:value="87.0"/>
          <table:table-cell office:value-type="float" office:value="6591.0"/>
          <table:table-cell office:value-type="float" office:value="97122.0"/>
          <table:table-cell office:value-type="float" office:value="6251.0"/>
          <table:table-cell office:value-type="float" office:value="18317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7.823"/>
          <table:table-cell office:value-type="float" office:value="297.578"/>
          <table:table-cell office:value-type="float" office:value="297.48"/>
          <table:table-cell office:value-type="float" office:value="8004754.0"/>
          <table:table-cell office:value-type="float" office:value="0.0"/>
          <table:table-cell office:value-type="float" office:value="6149.0"/>
          <table:table-cell office:value-type="float" office:value="697092.0"/>
          <table:table-cell office:value-type="float" office:value="8702469.0"/>
          <table:table-cell office:value-type="float" office:value="5542.0"/>
          <table:table-cell office:value-type="float" office:value="15542.0"/>
          <table:table-cell office:value-type="float" office:value="1032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18899"/>
          <table:table-cell office:value-type="float" office:value="0.0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72388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22172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.5593"/>
          <table:table-cell office:value-type="float" office:value="12.24"/>
          <table:table-cell office:value-type="float" office:value="12.15"/>
          <table:table-cell office:value-type="float" office:value="548125.0"/>
          <table:table-cell office:value-type="float" office:value="0.0"/>
          <table:table-cell office:value-type="float" office:value="596.0"/>
          <table:table-cell office:value-type="float" office:value="62222.0"/>
          <table:table-cell office:value-type="float" office:value="610551.0"/>
          <table:table-cell office:value-type="float" office:value="6251.0"/>
          <table:table-cell office:value-type="float" office:value="18327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1.88"/>
          <table:table-cell office:value-type="float" office:value="351.597"/>
          <table:table-cell office:value-type="float" office:value="351.46"/>
          <table:table-cell office:value-type="float" office:value="22140998.0"/>
          <table:table-cell office:value-type="float" office:value="0.0"/>
          <table:table-cell office:value-type="float" office:value="10555.0"/>
          <table:table-cell office:value-type="float" office:value="2125985.0"/>
          <table:table-cell office:value-type="float" office:value="24266982.0"/>
          <table:table-cell office:value-type="float" office:value="6251.0"/>
          <table:table-cell office:value-type="float" office:value="18327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22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4.9958"/>
          <table:table-cell office:value-type="float" office:value="14.709"/>
          <table:table-cell office:value-type="float" office:value="14.65"/>
          <table:table-cell office:value-type="float" office:value="213984.0"/>
          <table:table-cell office:value-type="float" office:value="0.0"/>
          <table:table-cell office:value-type="float" office:value="4369.0"/>
          <table:table-cell office:value-type="float" office:value="566531.0"/>
          <table:table-cell office:value-type="float" office:value="780605.0"/>
          <table:table-cell office:value-type="float" office:value="6251.0"/>
          <table:table-cell office:value-type="float" office:value="18325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.2336"/>
          <table:table-cell office:value-type="float" office:value="78.965"/>
          <table:table-cell office:value-type="float" office:value="78.83"/>
          <table:table-cell office:value-type="float" office:value="4835557.0"/>
          <table:table-cell office:value-type="float" office:value="0.0"/>
          <table:table-cell office:value-type="float" office:value="2829.0"/>
          <table:table-cell office:value-type="float" office:value="371196.0"/>
          <table:table-cell office:value-type="float" office:value="5206820.0"/>
          <table:table-cell office:value-type="float" office:value="6251.0"/>
          <table:table-cell office:value-type="float" office:value="18325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24.295"/>
          <table:table-cell office:value-type="float" office:value="224.079"/>
          <table:table-cell office:value-type="float" office:value="223.99"/>
          <table:table-cell office:value-type="float" office:value="6747300.0"/>
          <table:table-cell office:value-type="float" office:value="0.0"/>
          <table:table-cell office:value-type="float" office:value="18699.0"/>
          <table:table-cell office:value-type="float" office:value="2255102.0"/>
          <table:table-cell office:value-type="float" office:value="9003073.0"/>
          <table:table-cell office:value-type="float" office:value="5542.0"/>
          <table:table-cell office:value-type="float" office:value="15550.0"/>
          <table:table-cell office:value-type="float" office:value="1061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86227"/>
          <table:table-cell office:value-type="float" office:value="2.553"/>
          <table:table-cell office:value-type="float" office:value="2.45"/>
          <table:table-cell office:value-type="float" office:value="95975.0"/>
          <table:table-cell office:value-type="float" office:value="0.0"/>
          <table:table-cell office:value-type="float" office:value="189.0"/>
          <table:table-cell office:value-type="float" office:value="12733.0"/>
          <table:table-cell office:value-type="float" office:value="108847.0"/>
          <table:table-cell office:value-type="float" office:value="6251.0"/>
          <table:table-cell office:value-type="float" office:value="18318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4716"/>
          <table:table-cell office:value-type="float" office:value="2.884"/>
          <table:table-cell office:value-type="float" office:value="2.76"/>
          <table:table-cell office:value-type="float" office:value="167078.0"/>
          <table:table-cell office:value-type="float" office:value="0.0"/>
          <table:table-cell office:value-type="float" office:value="170.0"/>
          <table:table-cell office:value-type="float" office:value="17838.0"/>
          <table:table-cell office:value-type="float" office:value="184934.0"/>
          <table:table-cell office:value-type="float" office:value="6251.0"/>
          <table:table-cell office:value-type="float" office:value="18318.0"/>
          <table:table-cell office:value-type="float" office:value="1037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5.406"/>
          <table:table-cell office:value-type="float" office:value="665.182"/>
          <table:table-cell office:value-type="float" office:value="665.07"/>
          <table:table-cell office:value-type="float" office:value="22329990.0"/>
          <table:table-cell office:value-type="float" office:value="0.0"/>
          <table:table-cell office:value-type="float" office:value="51451.0"/>
          <table:table-cell office:value-type="float" office:value="6366893.0"/>
          <table:table-cell office:value-type="float" office:value="28697440.0"/>
          <table:table-cell office:value-type="float" office:value="5542.0"/>
          <table:table-cell office:value-type="float" office:value="15543.0"/>
          <table:table-cell office:value-type="float" office:value="1059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